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6feea" officeooo:paragraph-rsid="0016fee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6d04d" officeooo:paragraph-rsid="0016d04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6d04d" officeooo:paragraph-rsid="0016d04d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6d04d" officeooo:paragraph-rsid="0016d04d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9pt" officeooo:rsid="0016feea" officeooo:paragraph-rsid="0016feea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fo:font-size="9pt" officeooo:rsid="0016feea" officeooo:paragraph-rsid="0018773b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fo:font-size="9pt" fo:font-style="italic" officeooo:rsid="0016feea" officeooo:paragraph-rsid="0018773b" style:font-size-asian="9pt" style:font-style-asian="italic" style:font-size-complex="9pt" style:font-style-complex="italic"/>
    </style:style>
    <style:style style:name="P8" style:family="paragraph" style:parent-style-name="Standard">
      <style:paragraph-properties fo:text-align="start" style:justify-single-word="false" fo:break-before="page"/>
      <style:text-properties fo:font-size="9pt" officeooo:rsid="0016feea" officeooo:paragraph-rsid="0018773b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d04d" officeooo:paragraph-rsid="0016d04d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6d04d" officeooo:paragraph-rsid="0016d04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015c" officeooo:paragraph-rsid="0022237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feea" officeooo:paragraph-rsid="00209ba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feea" officeooo:paragraph-rsid="0016d04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0593" officeooo:paragraph-rsid="0022059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6feea" officeooo:paragraph-rsid="0016fee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8773b" officeooo:paragraph-rsid="0018773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bold" officeooo:rsid="00209bad" officeooo:paragraph-rsid="00209ba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bold" officeooo:rsid="001a70a1" officeooo:paragraph-rsid="001a70a1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6d04d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16d04d" officeooo:paragraph-rsid="0016d04d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22378" officeooo:paragraph-rsid="00222378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2bfad" officeooo:paragraph-rsid="0022bfad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6d04d" officeooo:paragraph-rsid="0016d04d" style:font-size-asian="16pt" style:font-weight-asian="normal" style:font-size-complex="16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16d04d" officeooo:paragraph-rsid="0016d04d"/>
    </style:style>
    <style:style style:name="P25" style:family="paragraph" style:parent-style-name="Standard">
      <style:paragraph-properties fo:text-align="start" style:justify-single-word="false"/>
      <style:text-properties officeooo:rsid="0016d04d" officeooo:paragraph-rsid="00222378"/>
    </style:style>
    <style:style style:name="P26" style:family="paragraph" style:parent-style-name="Standard" style:list-style-name="L3">
      <style:paragraph-properties fo:text-align="start" style:justify-single-word="false"/>
      <style:text-properties officeooo:rsid="001f015c" officeooo:paragraph-rsid="00222378"/>
    </style:style>
    <style:style style:name="P27" style:family="paragraph" style:parent-style-name="Standard">
      <style:paragraph-properties fo:text-align="start" style:justify-single-word="false"/>
      <style:text-properties fo:font-size="9pt" style:text-underline-style="none" fo:font-weight="normal" officeooo:rsid="0016feea" officeooo:paragraph-rsid="0018773b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9pt" style:text-underline-style="none" fo:font-weight="normal" officeooo:rsid="0016feea" officeooo:paragraph-rsid="0016feea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9pt" style:text-underline-style="none" fo:font-weight="normal" officeooo:rsid="0018773b" officeooo:paragraph-rsid="0018773b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9pt" style:text-underline-style="none" fo:font-weight="normal" officeooo:rsid="00209bad" officeooo:paragraph-rsid="00209bad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9pt" style:text-underline-style="none" fo:font-weight="normal" officeooo:rsid="001a70a1" officeooo:paragraph-rsid="001a70a1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9pt" style:text-underline-style="none" fo:font-weight="bold" officeooo:rsid="0018773b" officeooo:paragraph-rsid="0018773b" style:font-size-asian="9pt" style:font-weight-asian="bold" style:font-size-complex="9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9pt" style:text-underline-style="none" fo:font-weight="bold" officeooo:rsid="0018773b" officeooo:paragraph-rsid="001a70a1" style:font-size-asian="9pt" style:font-weight-asian="bold" style:font-size-complex="9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9pt" style:text-underline-style="none" fo:font-weight="bold" officeooo:rsid="0018773b" officeooo:paragraph-rsid="002174c9" style:font-size-asian="9pt" style:font-weight-asian="bold" style:font-size-complex="9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font-size="9pt" style:text-underline-style="none" fo:font-weight="normal" officeooo:rsid="0018773b" officeooo:paragraph-rsid="0018773b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fo:font-size="9pt" style:text-underline-style="none" fo:font-weight="bold" officeooo:rsid="0018773b" officeooo:paragraph-rsid="002174c9" style:font-size-asian="9pt" style:font-weight-asian="bold" style:font-size-complex="9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6feea" style:font-size-asian="14pt" style:font-size-complex="14pt"/>
    </style:style>
    <style:style style:name="T3" style:family="text">
      <style:text-properties fo:font-size="14pt" officeooo:rsid="001c5659" style:font-size-asian="14pt" style:font-size-complex="14pt"/>
    </style:style>
    <style:style style:name="T4" style:family="text">
      <style:text-properties fo:font-size="14pt" officeooo:rsid="001df43d" style:font-size-asian="14pt" style:font-size-complex="14pt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6d04d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16feea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1f015c" style:font-size-asian="14pt" style:font-weight-asian="normal" style:font-size-complex="14pt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8773b" style:font-weight-asian="normal" style:font-weight-complex="normal"/>
    </style:style>
    <style:style style:name="T11" style:family="text">
      <style:text-properties officeooo:rsid="00233b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Rapport TP AAN</text:p>
      <text:p text:style-name="P2">Classifieur Bayesien vs Knn</text:p>
      <text:p text:style-name="P2"/>
      <text:p text:style-name="P2"/>
      <text:p text:style-name="P21">Principe des algorithmes :</text:p>
      <text:p text:style-name="P21"/>
      <text:p text:style-name="P21">- Bayesien :</text:p>
      <text:p text:style-name="P21"><text:tab/>On calcul l’a priori de chaque classe sur l’ensemble des données d’apprentissage ensuite on calcul la moyenne de chaque caractéristique en fonction de la classe ainsi que l’écart type.</text:p>
      <text:p text:style-name="P21"><text:tab/>On calcul ensuite les vecteurs moyen pour chaque ensemble de caractéristique(modèle) et leur matrice de covariance associé.</text:p>
      <text:p text:style-name="P21"><text:tab/>Par la suite on calcul la probabilité a posteriori des éléments de dev d’appartenance de tous les éléments en fonction d’un modèle. Et on calcul ainsi le taux d’erreur de chaque modèle.</text:p>
      <text:p text:style-name="P21"><text:tab/>On répète ainsi la probabilité a posteriori de chaque élément de test sur le meilleur Modèle.</text:p>
      <text:p text:style-name="P21"/>
      <text:p text:style-name="P22">Variation des résultats selon les caractéristiques et le nombres de données en apprentissage/dev/test</text:p>
      <text:p text:style-name="P21"/>
      <text:p text:style-name="P21">-Knn :</text:p>
      <text:p text:style-name="P21"><text:tab/>On calcul les distance de chaque éléments du dev et du test en fonction des éléments de la phases d’apprentissage.</text:p>
      <text:p text:style-name="P21"><text:tab/>Pour la partie développement on prend les k plus proches éléments de chaque éléments de dev et on attribue sa classe avec les classes majoritaire dans les k plus proches. Si il y a une égalité on peut soit attribué la classe aléatoirement pour les classes majoritaire ou faire une attribution selon la distance totale de chaque classe la plus faible.</text:p>
      <text:p text:style-name="P21"><text:tab/><text:span text:style-name="T11">On choisira le meilleur modèle avec un certain k pour effectuer la même classification sur les données de test.</text:span></text:p>
      <text:p text:style-name="P3"/>
      <text:p text:style-name="P3">Résultats obtenus :</text:p>
      <text:p text:style-name="P9">- Bayes</text:p>
      <text:p text:style-name="P9"><text:tab/>[[6 0 0]</text:p>
      <text:p text:style-name="P9"><text:s/><text:tab/> [0 6 0]</text:p>
      <text:p text:style-name="P9"><text:soft-page-break/><text:s/><text:tab/> [0 2 6]]</text:p>
      <text:p text:style-name="P9"><text:tab/></text:p>
      <text:p text:style-name="P9"><text:tab/>Deux erreurs sont présentes.</text:p>
      <text:p text:style-name="P9"/>
      <text:p text:style-name="P4"><text:span text:style-name="T1">- Knn </text:span><text:span text:style-name="T3">avec une random seed différente a chaques usage</text:span><text:span text:style-name="T4">s</text:span></text:p>
      <text:p text:style-name="P9"><text:tab/>Les résultats diffère selon la classe choisi lors d’une égalité</text:p>
      <text:list xml:id="list4258349964292246673" text:style-name="L1">
        <text:list-item>
          <text:p text:style-name="P19"><text:span text:style-name="T6">pour 10 voisins avec le </text:span><text:span text:style-name="T7">modèle</text:span><text:span text:style-name="T6"> 3 1 </text:span><text:span text:style-name="T7">(Petal width, sepal width)</text:span></text:p>
        </text:list-item>
      </text:list>
      <text:p text:style-name="P9"><text:tab/><text:tab/>[[2 0 0]</text:p>
      <text:p text:style-name="P9"><text:tab/> <text:tab/>[0 7 1]</text:p>
      <text:p text:style-name="P9"><text:tab/> <text:tab/>[0 1 9]]</text:p>
      <text:p text:style-name="P9"><text:tab/><text:tab/>Deux erreurs sont présentes</text:p>
      <text:list xml:id="list6416076983437979803" text:style-name="L2">
        <text:list-item>
          <text:p text:style-name="P20"><text:span text:style-name="T1">Pour 9 voisins avec le modèle 1 0 </text:span><text:span text:style-name="T2">(sepal width, sepal length)</text:span></text:p>
          <text:p text:style-name="P10">[[2 0 0]</text:p>
          <text:p text:style-name="P10"><text:s/>[0 5 6]</text:p>
          <text:p text:style-name="P10"><text:s/>[0 3 4]]</text:p>
          <text:p text:style-name="P10">Il y a neuf erreurs </text:p>
        </text:list-item>
        <text:list-item>
          <text:p text:style-name="P24"><text:span text:style-name="T5">Pour 10 voisins avec le modèle 0 2 </text:span><text:span text:style-name="T7">(sepal length, petal legnth)</text:span></text:p>
          <text:p text:style-name="P10">[[2 0 0]</text:p>
          <text:p text:style-name="P10"><text:s/>[0 8 1]</text:p>
          <text:p text:style-name="P10"><text:s/>[0 0 9]]</text:p>
          <text:p text:style-name="P10">Ce classifieur ne possède qu’une seule erreur</text:p>
        </text:list-item>
      </text:list>
      <text:p text:style-name="P13"/>
      <text:p text:style-name="P25"><text:span text:style-name="T5">-</text:span><text:span text:style-name="T8"> Knn avec choix classe selon distance si égalité</text:span></text:p>
      <text:list xml:id="list7496904976322132374" text:style-name="L3">
        <text:list-item>
          <text:p text:style-name="P26"><text:span text:style-name="T5">Pour 10 voisins le modèle 3 1 (Petal width, sepal width)</text:span></text:p>
        </text:list-item>
      </text:list>
      <text:p text:style-name="P11"><text:tab/><text:tab/>[[2 0 0]</text:p>
      <text:p text:style-name="P11"><text:tab/> <text:tab/>[0 8 1]</text:p>
      <text:p text:style-name="P11"><text:tab/> <text:tab/>[0 0 9]]</text:p>
      <text:p text:style-name="P12"><text:line-break/>Résultats dev pour le meilleur knn (10 voisin pour 0,2) et le pire (9 voisins pour 1 0):</text:p>
      <text:p text:style-name="P15">Meilleur Classifeur</text:p>
      <text:p text:style-name="P7"><text:span text:style-name="T9">Matrice des </text:span><text:span text:style-name="T10">30 éléments de dev par les 12 modèles en fonction de k {m1el1,m1el2,…,m12el29,m12el30}</text:span></text:p>
      <text:p text:style-name="P27">[k = 1</text:p>
      <text:p text:style-name="P28">2 2 1 0 0 0 2 1 1 0 2 2 1 1 1 0 2 2 2 2 2 0 0 0 0 0 2 0 0 1 2 1 1 0 0 0 2 1 1 0 2 1 1 1 2 0 2 2 1 2 1 0 0 0 0 0 1 0 0 1 2 1 1 0 0 0 2 1 1 0 2 <text:s text:c="2"/>1 1 2 2 0 2 2 2 2 1 0 0 0 0 0 1 0 0 1 2 2 1 0 0 0 2 1 1 0 2 2 1 1 1 0 2 2 2 2 2 0 0 0 0 0 2 0 0 1 2 1 1 0 0 0 2 1 1 0 1 2 1 1 2 0 2 2 1 2 1 0 0 0 0 0 1 0 0 1 2 1 1 0 0 0 2 1 2 0 2 1 1 1 2 0 2 2 2 2 1 0 0 0 0 0 1 0 0 1 2 1 1 0 0 0 2 1 1 0 2 1 1 1 2 0 2 2 1 2 1 0 0 0 0 0 1 0 0 1 2 1 1 0 0 0 2 1 1 0 1 2 1 1 2 0 2 2 1 2 1 0 0 0 0 0 1 0 0 1 2 1 1 0 0 0 2 1 1 0 2 1 1 1 2 0 2 2 2 2 1 0 0 0 0 0 1 0 0 1 2 1 1 0 0 0 2 1 1 0 2 1 1 2 2 0 2 2 2 2 1 0 0 0 0 0 1 0 0 1 2 1 1 0 0 0 2 1 2 0 2 1 1 1 2 0 2 2 2 2 1 0 0 0 0 0 1 0 0 1 2 1 1 0 0 0 2 1 1 0 2 1 1 1 2 0 2 2 2 2 1 0 0 0 0 0 1 0 0 1]</text:p>
      <text:p text:style-name="P5"><text:span text:style-name="T9">[</text:span><text:span text:style-name="T10">k = 2</text:span></text:p>
      <text:p text:style-name="P28">2 2 1 0 0 0 1 1 1 0 2 2 1 1 1 0 2 2 2 1 2 0 0 0 0 0 2 0 0 1 2 1 1 0 0 0 2 1 1 0 2 2 1 1 2 0 2 2 2 2 1 0 0 0 0 0 1 0 0 1 2 1 1 0 0 0 2 1 1 0 2 1 1 1 2 0 2 2 2 2 2 0 0 0 0 0 1 0 0 1 2 2 1 0 0 0 2 1 1 0 2 2 1 1 1 0 2 2 1 1 1 0 0 0 0 0 2 0 0 1 2 1 1 0 0 0 2 1 1 0 1 1 1 1 2 0 2 2 2 2 1 0 0 0 0 0 1 0 0 1 2 1 1 0 0 0 2 1 1 0 2 1 1 1 2 0 2 2 2 2 1 0 0 0 0 0 1 0 0 1 2 1 1 0 0 0 2 1 1 0 1 1 1 1 2 0 2 2 1 2 1 0 0 0 0 0 1 0 0 1 2 1 1 0 0 0 2 1 1 0 1 1 1 1 2 0 2 2 1 2 1 0 0 0 0 0 1 0 0 1 2 1 1 0 0 0 2 1 1 0 2 1 1 1 2 0 2 2 2 2 1 0 0 0 0 0 1 0 0 1 2 1 1 0 0 0 2 1 1 0 2 1 1 2 2 0 2 2 2 2 1 0 0 0 0 0 1 0 0 1 2 1 1 0 0 0 2 1 1 0 2 1 1 1 2 0 2 2 2 2 1 0 0 0 0 0 1 0 0 1 2 1 1 0 0 0 2 1 1 0 2 2 1 1 2 0 2 2 2 2 1 0 0 0 0 0 1 0 0 1]</text:p>
      <text:p text:style-name="P6"><text:span text:style-name="T9">[</text:span><text:span text:style-name="T10">k = 3</text:span></text:p>
      <text:p text:style-name="P27">2 2 1 0 0 0 2 1 1 0 2 2 1 1 2 0 2 2 2 2 2 0 0 0 0 0 2 0 0 1 2 1 1 0 0 0 2 1 1 0 1 1 1 1 2 0 2 2 2 2 1 0 0 0 0 0 1 0 0 1 2 1 1 0 0 0 2 1 1 0 2 1 1 1 2 0 2 2 2 2 1 0 0 0 0 0 1 0 0 1 2 2 1 0 0 0 2 1 1 0 2 2 1 1 2 0 2 2 2 2 2 0 0 0 0 0 2 0 0 1 2 1 1 0 0 0 2 1 1 0 1 2 1 1 2 0 2 2 2 2 1 0 0 0 0 0 1 0 0 1 2 1 1 0 0 0 2 1 1 0 2 1 1 1 2 0 2 2 2 2 1 0 0 0 0 0 1 0 0 1 2 1 1 0 0 0 2 1 1 0 1 1 1 1 2 0 2 2 2 2 1 0 0 0 0 0 1 0 0 1 2 1 1 0 0 0 2 1 1 0 1 2 1 1 2 0 2 2 2 2 1 0 0 0 0 0 1 0 0 1 2 1 1 0 0 0 2 1 1 0 2 1 1 1 2 0 2 2 2 2 1 0 0 0 0 0 1 0 0 1 2 1 1 0 0 0 2 1 1 0 2 1 1 1 <text:soft-page-break/>2 0 2 2 2 2 1 0 0 0 0 0 1 0 0 1 2 1 1 0 0 0 2 1 1 0 2 1 1 1 2 0 2 2 2 2 1 0 0 0 0 0 1 0 0 1 2 1 1 0 0 0 2 1 1 0 2 1 1 1 2 0 2 2 2 2 1 0 0 0 0 0 1 0 0 1]</text:p>
      <text:p text:style-name="P6"><text:span text:style-name="T9">[</text:span><text:span text:style-name="T10">k = 4</text:span></text:p>
      <text:p text:style-name="P27">1 2 1 0 0 0 2 1 1 0 2 2 1 1 2 0 1 2 1 2 1 0 0 0 0 0 2 0 0 1 2 1 1 0 0 0 2 1 1 0 2 1 1 1 2 0 2 2 2 2 1 0 0 0 0 0 1 0 0 1 2 1 1 0 0 0 2 1 1 0 2 1 1 1 2 0 2 2 2 2 1 0 0 0 0 0 1 0 0 1 2 2 1 0 0 0 2 1 1 0 1 2 1 1 1 0 2 2 2 2 1 0 0 0 0 0 2 0 0 1 2 1 1 0 0 0 2 1 1 0 1 2 1 1 2 0 2 2 2 2 1 0 0 0 0 0 1 0 0 1 2 1 1 0 0 0 2 1 1 0 2 1 1 1 2 0 2 2 2 2 1 0 0 0 0 0 1 0 0 1 2 1 1 0 0 0 2 1 1 0 1 1 1 1 2 0 2 2 2 2 1 0 0 0 0 0 1 0 0 1 2 1 1 0 0 0 2 1 1 0 2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6"><text:span text:style-name="T9">[</text:span><text:span text:style-name="T10">k = 5</text:span></text:p>
      <text:p text:style-name="P27">2 2 1 0 0 0 2 1 1 0 1 2 1 1 2 0 2 2 1 2 1 0 0 0 0 0 2 0 0 1 2 1 1 0 0 0 2 1 1 0 2 1 1 1 2 0 2 2 2 2 1 0 0 0 0 0 1 0 0 1 2 1 1 0 0 0 2 1 1 0 2 1 1 1 2 0 2 2 2 2 1 0 0 0 0 0 1 0 0 1 2 2 1 0 0 0 2 1 1 0 1 2 1 1 2 0 2 2 1 2 1 0 0 0 0 0 2 0 0 1 2 1 1 0 0 0 2 1 1 0 1 2 1 1 2 0 2 2 2 2 1 0 0 0 0 0 1 0 0 1 2 1 1 0 0 0 2 1 1 0 2 1 1 1 2 0 2 2 2 2 1 0 0 0 0 0 1 0 0 1 2 1 1 0 0 0 2 1 1 0 2 1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6"><text:span text:style-name="T9">[</text:span><text:span text:style-name="T10">k=6</text:span></text:p>
      <text:p text:style-name="P27">2 2 1 0 0 0 2 1 1 0 1 2 1 1 2 0 2 2 1 2 1 0 0 0 0 0 1 0 0 1 2 1 1 0 0 0 2 1 1 0 1 1 1 1 2 0 2 2 2 2 1 0 0 0 0 0 1 0 0 1 2 1 1 0 0 0 2 1 1 0 2 1 1 1 2 0 2 2 2 2 1 0 0 0 0 0 1 0 0 1 2 2 1 0 0 0 2 1 1 0 1 2 1 1 2 0 2 2 1 2 1 0 0 0 0 0 1 0 0 1 2 1 1 0 0 0 2 1 1 0 1 2 1 1 2 0 2 2 2 2 1 0 0 0 0 0 1 0 0 1 2 1 1 0 0 0 2 1 1 0 2 1 1 1 2 0 2 2 2 2 1 0 0 0 0 0 1 0 0 1 2 1 1 0 0 0 2 1 1 0 2 1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6"><text:span text:style-name="T9">[</text:span><text:span text:style-name="T10">k=7</text:span></text:p>
      <text:p text:style-name="P27">2 1 1 0 0 0 2 1 1 0 1 2 1 1 2 0 2 2 1 2 1 0 0 0 0 0 2 0 0 1 2 1 1 0 0 0 2 1 1 0 2 1 1 1 2 0 2 2 2 2 1 0 0 0 0 0 1 0 0 1 2 1 1 0 0 0 2 1 1 0 2 1 1 1 2 0 2 2 2 2 1 0 0 0 0 0 1 0 0 1 2 1 1 0 0 0 2 1 1 0 1 2 1 1 2 0 2 2 1 2 1 0 0 0 0 0 2 0 0 1 2 1 1 0 0 0 2 1 1 0 1 2 1 1 2 0 2 2 2 2 1 0 0 0 0 0 1 0 0 1 2 1 1 0 0 0 2 1 1 0 2 1 1 1 2 0 2 2 2 2 1 0 0 0 0 0 1 0 0 1 2 1 1 0 0 0 2 1 1 0 2 1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6"><text:span text:style-name="T9">[</text:span><text:span text:style-name="T10">k=8</text:span></text:p>
      <text:p text:style-name="P27">2 2 2 0 0 0 2 1 1 0 1 2 1 1 2 0 2 2 1 2 1 0 0 0 0 0 1 0 0 1 2 1 1 0 0 0 2 1 1 0 1 1 1 1 2 0 2 2 2 2 1 0 0 0 0 0 1 0 0 1 2 1 1 0 0 0 2 1 1 0 2 1 1 1 2 0 2 2 2 2 1 0 0 0 0 0 1 0 0 1 2 2 1 0 0 0 2 1 1 0 1 2 1 1 2 0 2 2 1 2 1 0 0 0 0 0 1 0 0 1 2 1 1 0 0 0 2 1 1 0 1 2 1 1 2 0 2 2 2 2 1 0 0 0 0 0 1 0 0 1 2 1 1 0 0 0 2 1 1 0 2 1 1 1 2 0 2 2 2 2 1 0 0 0 0 0 1 0 0 1 2 1 1 0 0 0 2 1 1 0 2 1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28"/>
      <text:p text:style-name="P8"><text:span text:style-name="T9">[</text:span><text:span text:style-name="T10">k=9</text:span></text:p>
      <text:p text:style-name="P27">2 2 1 0 0 0 2 1 1 0 1 2 1 1 2 0 2 2 1 2 1 0 0 0 0 0 1 0 0 1 2 1 1 0 0 0 2 1 1 0 1 2 1 1 2 0 2 2 2 2 1 0 0 0 0 0 1 0 0 1 2 1 1 0 0 0 2 1 1 0 2 1 1 1 2 0 2 2 2 2 1 0 0 0 0 0 1 0 0 1 2 2 1 0 0 0 2 1 1 0 1 2 1 1 2 0 2 2 1 2 1 0 0 0 0 0 1 0 0 1 2 1 1 0 0 0 2 1 1 0 1 2 1 1 2 0 2 2 2 2 1 0 0 0 0 0 1 0 0 1 2 1 1 0 0 0 2 1 1 0 2 1 1 1 2 0 2 2 2 2 1 0 0 0 0 0 1 0 0 1 2 1 1 0 0 0 2 1 1 0 1 2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6"><text:span text:style-name="T9">[</text:span><text:span text:style-name="T10">k=10</text:span></text:p>
      <text:p text:style-name="P27">2 1 1 0 0 0 2 1 1 0 1 2 2 1 2 0 2 2 1 2 1 0 0 0 0 0 1 0 0 1 2 1 1 0 0 0 2 1 1 0 1 1 1 1 2 0 2 2 2 2 1 0 0 0 0 0 1 0 0 1 2 1 1 0 0 0 2 1 1 0 2 1 1 1 2 0 2 2 2 2 1 0 0 0 0 0 1 0 0 1 2 1 1 0 0 0 2 1 1 0 1 2 2 1 2 0 2 2 1 2 1 0 0 0 0 0 1 0 0 1 2 1 1 0 0 0 2 1 1 0 1 2 1 1 2 0 2 2 2 2 1 0 0 0 0 0 1 0 0 1 2 1 1 0 0 0 2 1 1 0 2 1 1 1 2 0 2 2 2 2 1 0 0 0 0 0 1 0 0 1 2 1 1 0 0 0 2 1 1 0 1 2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32">Matrice du taux d’erreurs de chaque modèle en fonction de k voisins</text:p>
      <text:p text:style-name="P28">[[6 2 2 6 2 2 2 2 1 2]</text:p>
      <text:p text:style-name="P28"><text:s/>[2 1 8 2 2 7 0 1 1 1]</text:p>
      <text:p text:style-name="P28"><text:s/>[1 2 1 2 5 0 1 5 1 1]</text:p>
      <text:p text:style-name="P28"><text:s/>[0 1 1 1 1 1 7 1 1 4]</text:p>
      <text:p text:style-name="P28"><text:s/>[1 1 0 2 1 1 1 1 4 1]</text:p>
      <text:p text:style-name="P28"><text:s/>[1 4 1 1 1 1 1 1 1 1]</text:p>
      <text:p text:style-name="P28"><text:s/>[3 0 1 3 1 1 1 1 1 1]</text:p>
      <text:p text:style-name="P28"><text:s/>[1 1 3 1 1 3 1 1 1 1]</text:p>
      <text:p text:style-name="P28"><text:s/>[1 1 1 1 4 0 1 3 1 1]</text:p>
      <text:p text:style-name="P28"><text:s/>[1 1 1 1 1 1 3 1 1 3]</text:p>
      <text:p text:style-name="P28"><text:s/>[1 1 1 1 1 1 1 1 3 0]</text:p>
      <text:p text:style-name="P28"><text:s/>[1 3 1 1 1 1 1 1 1 1]]</text:p>
      <text:p text:style-name="P28"/>
      <text:p text:style-name="P16">Pire classifieur :</text:p>
      <text:p text:style-name="P16"/>
      <text:p text:style-name="P29">[ k =1</text:p>
      <text:p text:style-name="P29">2 2 1 0 0 0 2 1 1 0 2 2 1 1 1 0 2 2 2 2 2 0 0 0 0 0 2 0 0 1 2 1 1 0 0 0 2 1 1 0 2 1 1 1 2 0 2 2 1 2 1 0 0 0 0 0 1 0 0 1 2 1 1 0 0 0 2 1 1 0 2 1 1 2 2 0 2 2 2 2 1 0 0 0 0 0 1 0 0 1 2 2 1 0 0 0 2 1 1 0 2 2 1 1 1 0 2 2 2 2 2 0 0 0 0 0 2 0 0 1 2 1 1 0 0 0 2 1 1 0 1 2 1 1 2 0 2 2 1 2 1 0 0 0 0 0 1 0 0 1 2 1 1 0 0 0 2 1 2 0 2 1 1 1 2 0 2 2 2 2 1 0 0 0 0 0 1 0 0 1 2 1 1 0 0 0 2 1 1 0 2 1 1 1 2 0 2 2 1 2 1 0 0 0 0 0 1 0 0 1 2 1 1 0 0 0 2 1 1 0 1 2 1 1 2 0 2 2 1 2 1 0 0 0 0 0 1 0 0 1 2 1 1 0 0 0 2 1 1 0 2 1 1 1 2 0 2 2 2 2 1 0 0 0 0 0 1 0 0 1 2 1 1 0 0 0 2 1 1 0 2 1 1 2 2 0 2 2 2 2 1 0 0 0 0 0 1 0 0 1 2 1 1 0 0 0 2 1 2 0 2 1 1 1 2 0 2 2 2 2 1 0 0 0 0 0 1 0 0 1 2 1 1 0 0 0 2 1 1 0 2 1 1 1 2 0 2 2 2 2 1 0 0 0 0 0 1 0 0 1]</text:p>
      <text:p text:style-name="P29">[ k = 2</text:p>
      <text:p text:style-name="P29">2 2 1 0 0 0 1 1 1 0 2 2 1 1 2 0 2 2 1 2 1 0 0 0 0 0 2 0 0 1 2 1 1 0 0 0 2 1 1 0 1 1 1 1 2 0 2 2 2 2 1 0 0 0 0 0 1 0 0 1 2 1 1 0 0 0 2 1 1 0 2 1 1 2 2 0 2 2 2 2 2 0 0 0 0 0 1 0 0 1 2 2 1 0 0 0 1 1 1 0 2 2 1 1 1 0 2 2 2 2 2 0 0 0 0 0 2 0 0 1 2 1 1 0 0 0 2 1 1 0 1 1 1 1 2 0 2 2 2 2 1 0 0 0 0 0 1 0 0 1 2 1 1 0 0 0 2 1 1 0 2 1 1 1 2 0 2 2 2 2 1 0 0 0 0 0 1 0 0 1 2 1 1 0 0 0 2 1 1 0 2 1 1 1 2 0 2 2 1 2 1 0 0 0 0 0 1 0 0 1 2 1 1 0 0 0 2 1 1 0 1 2 1 1 2 0 2 2 2 2 1 0 0 0 0 0 1 0 0 1 2 1 1 0 0 0 2 1 1 0 2 2 1 1 2 0 2 2 2 2 1 0 0 0 0 0 1 0 0 1 2 1 1 0 0 0 2 1 1 0 2 1 1 1 2 0 2 2 2 2 1 0 0 0 0 0 1 0 0 1 2 1 1 0 0 0 2 1 1 0 2 1 1 1 2 0 2 2 2 2 1 0 0 0 0 0 1 0 0 1 2 1 1 0 0 0 2 1 1 0 2 2 1 1 2 0 2 2 2 2 1 0 0 0 0 0 1 0 0 1]</text:p>
      <text:p text:style-name="P29">[ k = 3</text:p>
      <text:p text:style-name="P29">2 2 1 0 0 0 2 1 1 0 2 2 1 1 2 0 2 2 2 2 2 0 0 0 0 0 2 0 0 1 2 1 1 0 0 0 2 1 1 0 1 1 1 1 2 0 2 2 2 2 1 0 0 0 0 0 1 0 0 1 2 1 1 0 0 0 2 1 1 0 2 1 1 1 2 0 2 2 2 2 1 0 0 0 0 0 1 0 0 1 2 2 1 0 0 0 2 1 1 0 2 2 1 1 2 0 2 2 2 2 2 0 0 0 0 0 2 0 0 1 2 1 1 0 0 0 2 1 1 0 1 2 1 1 2 0 2 2 2 2 1 0 0 0 0 0 1 0 0 1 2 1 1 0 0 0 2 1 1 0 2 1 1 1 2 0 2 2 2 2 1 0 0 0 0 0 1 0 0 1 2 1 1 0 0 0 2 1 1 0 1 1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29">[ k = 4</text:p>
      <text:p text:style-name="P29">1 2 1 0 0 0 2 1 1 0 1 2 1 1 2 0 2 2 2 2 2 0 0 0 0 0 2 0 0 1 2 1 1 0 0 0 2 1 1 0 1 1 1 1 2 0 2 2 2 2 1 0 0 0 0 0 1 0 0 1 2 1 1 0 0 0 2 1 1 0 2 1 1 1 2 0 2 2 2 2 1 0 0 0 0 0 1 0 0 1 1 2 1 0 0 0 2 1 1 0 1 2 1 1 1 0 2 2 2 1 1 0 0 0 0 0 2 0 0 1 2 1 1 0 0 0 2 1 1 0 2 2 1 1 2 0 2 2 2 2 1 0 0 0 0 0 1 0 0 1 2 1 1 0 0 0 2 1 1 0 2 1 1 1 2 0 2 2 2 2 1 0 0 0 0 0 1 0 0 1 2 1 1 0 0 0 2 1 1 0 2 1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29">[ k = 5</text:p>
      <text:p text:style-name="P29">2 2 1 0 0 0 2 1 1 0 1 2 1 1 2 0 2 2 1 2 1 0 0 0 0 0 2 0 0 1 2 1 1 0 0 0 2 1 1 0 2 1 1 1 2 0 2 2 2 2 1 0 0 0 0 0 1 0 0 1 2 1 1 0 0 0 2 1 1 0 2 1 1 1 2 0 2 2 2 2 1 0 0 0 0 0 1 0 0 1 2 2 1 0 0 0 2 1 1 0 1 2 1 1 2 0 2 2 1 2 1 0 0 0 0 0 2 0 0 1 2 1 1 0 0 0 2 1 1 0 1 2 1 1 2 0 2 2 2 2 1 0 0 0 0 0 1 0 0 1 2 1 1 0 0 0 2 1 1 0 2 1 1 1 2 0 2 2 2 2 1 0 0 0 0 0 1 0 0 1 2 1 1 0 0 0 2 1 1 0 2 1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35"/>
      <text:p text:style-name="P29">[ k = 6</text:p>
      <text:p text:style-name="P29">2 2 1 0 0 0 2 1 1 0 1 2 1 1 2 0 2 2 1 2 1 0 0 0 0 0 1 0 0 1 2 1 1 0 0 0 2 1 1 0 1 1 1 1 2 0 2 2 2 2 1 0 0 0 0 0 1 0 0 1 2 1 1 0 0 0 2 1 1 0 2 1 1 1 2 0 2 2 2 2 1 0 0 0 0 0 1 0 0 1 2 2 1 0 0 0 2 1 1 0 1 2 1 1 2 0 2 2 1 2 1 0 0 0 0 0 2 0 0 1 2 1 1 0 0 0 2 1 1 0 1 2 1 1 2 0 2 2 2 2 1 0 0 0 0 0 1 0 0 1 2 1 1 0 0 0 2 1 1 0 2 1 1 1 2 0 2 2 2 2 1 0 0 0 0 0 1 0 0 1 2 1 1 0 0 0 2 1 1 0 2 1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29">[ k = 7</text:p>
      <text:p text:style-name="P29">2 1 1 0 0 0 2 1 1 0 1 2 1 1 2 0 2 2 1 2 1 0 0 0 0 0 2 0 0 1 2 1 1 0 0 0 2 1 1 0 2 1 1 1 2 0 2 2 2 2 1 0 0 0 0 0 1 0 0 1 2 1 1 0 0 0 2 1 1 0 2 1 1 1 2 0 2 2 2 2 1 0 0 0 0 0 1 0 0 1 2 1 1 0 0 0 2 1 1 0 1 2 1 1 2 0 2 2 1 2 1 0 0 0 0 0 2 0 0 1 2 1 1 0 0 0 2 1 1 0 1 2 1 1 2 0 2 2 2 2 1 0 0 0 0 0 1 0 0 1 2 1 1 0 0 0 2 1 1 0 2 1 1 1 2 0 2 2 2 2 1 0 0 0 0 0 1 0 0 1 2 1 1 0 0 0 2 1 1 0 2 1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29">[ k = 8</text:p>
      <text:p text:style-name="P29">2 2 2 0 0 0 2 1 1 0 1 2 1 1 2 0 2 2 1 2 1 0 0 0 0 0 1 0 0 1 2 1 1 0 0 0 2 1 1 0 2 1 1 1 2 0 2 2 2 2 1 0 0 0 0 0 1 0 0 1 2 1 1 0 0 0 2 1 1 0 2 1 1 1 2 0 2 2 2 2 1 0 0 0 0 0 1 0 0 1 2 2 1 0 0 0 2 1 1 0 1 2 1 1 2 0 2 2 1 2 1 0 0 0 0 0 2 0 0 1 2 1 1 0 0 0 2 1 1 0 1 2 1 1 2 0 2 2 2 2 1 0 0 0 0 0 1 0 0 1 2 1 1 0 0 0 2 1 1 0 2 1 1 1 2 0 2 2 2 2 1 0 0 0 0 0 1 0 0 1 2 1 1 0 0 0 2 1 1 0 2 2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29">[ k = 9</text:p>
      <text:p text:style-name="P29">2 2 1 0 0 0 2 1 1 0 1 2 1 1 2 0 2 2 1 2 1 0 0 0 0 0 1 0 0 1 2 1 1 0 0 0 2 1 1 0 1 2 1 1 2 0 2 2 2 2 1 0 0 0 0 0 1 0 0 1 2 1 1 0 0 0 2 1 1 0 2 1 1 1 2 0 2 2 2 2 1 0 0 0 0 0 1 0 0 1 2 2 1 0 0 0 2 1 1 0 1 2 1 1 2 0 2 2 1 2 1 0 0 0 0 0 1 0 0 1 2 1 1 0 0 0 2 1 1 0 1 2 1 1 2 0 2 2 2 2 1 0 0 0 0 0 1 0 0 1 2 1 1 0 0 0 2 1 1 0 2 1 1 1 2 0 2 2 2 2 1 0 0 0 0 0 1 0 0 1 2 1 1 0 0 0 2 1 1 0 1 2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29">[ k = 10</text:p>
      <text:p text:style-name="P29">2 1 1 0 0 0 2 1 1 0 1 2 1 1 2 0 2 2 1 2 1 0 0 0 0 0 1 0 0 1 2 1 1 0 0 0 2 1 1 0 2 1 1 1 2 0 2 2 2 2 1 0 0 0 0 0 1 0 0 1 2 1 1 0 0 0 2 1 1 0 2 1 1 1 2 0 2 2 2 2 1 0 0 0 0 0 1 0 0 1 2 2 1 0 0 0 2 1 1 0 1 2 2 1 2 0 2 2 1 2 1 0 0 0 0 0 1 0 0 1 2 1 1 0 0 0 2 1 1 0 1 2 1 1 2 0 2 2 2 2 1 0 0 0 0 0 1 0 0 1 2 1 1 0 0 0 2 1 1 0 2 1 1 1 2 0 2 2 2 2 1 0 0 0 0 0 1 0 0 1 2 1 1 0 0 0 2 1 1 0 2 1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33">Matrice du taux d’erreurs de chaque modèle en fonction de k voisins</text:p>
      <text:p text:style-name="P29">[[6 2 2 6 2 2 2 2 1 2]</text:p>
      <text:p text:style-name="P29"><text:s/>[2 1 6 0 3 7 0 1 2 1]</text:p>
      <text:p text:style-name="P29"><text:s/>[2 1 1 2 5 0 1 5 1 1]</text:p>
      <text:p text:style-name="P29"><text:s/>[0 1 1 1 1 1 5 0 1 6]</text:p>
      <text:p text:style-name="P29"><text:s/>[2 1 1 1 1 1 1 1 4 1]</text:p>
      <text:p text:style-name="P29"><text:s/>[1 4 1 1 1 1 1 1 1 1]</text:p>
      <text:p text:style-name="P29"><text:s/>[3 0 1 4 1 1 1 1 1 1]</text:p>
      <text:p text:style-name="P29"><text:s/>[1 1 3 1 1 3 1 1 1 1]</text:p>
      <text:p text:style-name="P29"><text:s/>[1 1 1 1 4 1 1 4 1 1]</text:p>
      <text:p text:style-name="P29"><text:s/>[2 1 1 1 1 1 3 1 1 3]</text:p>
      <text:p text:style-name="P29"><text:s/>[1 1 1 1 1 1 1 1 2 1]</text:p>
      <text:p text:style-name="P29"><text:s/>[1 4 1 1 1 1 1 1 1 1]]</text:p>
      <text:p text:style-name="P29"/>
      <text:p text:style-name="P17">Résultat dev <text:s/>pour Knn avec choix distance si égalité</text:p>
      <text:p text:style-name="P30">[k = 1</text:p>
      <text:p text:style-name="P30">2 2 1 0 0 0 2 1 1 0 2 2 1 1 1 0 2 2 2 2 2 0 0 0 0 0 2 0 0 1 2 1 1 0 0 0 2 1 1 0 2 1 1 1 2 0 2 2 1 2 1 0 0 0 0 0 1 0 0 1 2 1 1 0 0 0 2 1 1 0 2 1 1 2 2 0 2 2 2 2 1 0 0 0 0 0 1 0 0 1 2 2 1 0 0 0 2 1 1 0 2 2 1 1 1 0 2 2 2 2 2 0 0 0 0 0 2 0 0 1 2 1 1 0 0 0 2 1 1 0 1 2 1 1 2 0 2 2 1 2 1 0 0 0 0 0 1 0 0 1 2 1 1 0 0 0 2 1 2 0 2 1 1 1 2 0 2 2 2 2 1 0 0 0 0 0 1 0 0 1 2 1 1 0 0 0 2 1 1 0 2 1 1 1 2 0 2 2 1 2 1 0 0 0 0 0 1 0 0 1 2 1 1 0 0 0 2 1 1 0 1 2 1 1 2 0 2 2 1 2 1 0 0 0 0 0 1 0 0 1 2 1 1 0 0 0 2 1 1 0 2 1 1 1 2 0 2 2 2 2 1 0 0 0 0 0 1 0 0 1 2 1 1 0 0 0 2 1 1 0 2 1 1 2 2 0 2 2 2 2 1 0 0 0 0 0 1 0 0 1 2 1 1 0 0 0 2 1 2 0 2 1 1 1 2 0 2 2 2 2 1 0 0 0 0 0 1 0 0 1 2 1 1 0 0 0 2 1 1 0 2 1 1 1 2 0 2 2 2 2 1 0 0 0 0 0 1 0 0 1]</text:p>
      <text:p text:style-name="P30">[k = 2</text:p>
      <text:p text:style-name="P30">2 2 1 0 0 0 1 1 1 0 2 2 1 1 2 0 2 2 1 1 1 0 0 0 0 0 2 0 0 1 2 1 1 0 0 0 2 1 1 0 1 1 1 1 2 0 2 2 1 2 1 0 0 0 0 0 1 0 0 1 2 1 1 0 0 0 2 1 1 0 2 1 1 1 2 0 2 2 2 2 1 0 0 0 0 0 1 0 0 1 2 2 1 0 0 0 1 1 1 0 2 2 1 1 2 0 2 2 1 1 1 0 0 0 0 0 2 0 0 1 2 1 1 0 0 0 2 1 1 0 1 1 1 1 2 0 2 2 1 2 1 0 0 0 0 0 1 0 0 1 2 1 1 0 0 0 2 1 1 0 2 1 1 1 2 0 2 2 2 2 1 0 0 0 0 0 1 0 0 1 2 1 1 0 0 0 2 1 1 0 1 1 1 1 2 0 2 2 1 2 1 0 0 0 0 0 1 0 0 1 2 1 1 0 0 0 2 1 1 0 1 1 1 1 2 0 2 2 1 2 1 0 0 0 0 0 1 0 0 1 2 1 1 0 0 0 2 1 1 0 2 2 1 1 2 0 2 2 2 2 1 0 0 0 0 0 1 0 0 1 2 1 1 0 0 0 2 1 1 0 2 1 1 1 2 0 2 2 2 2 1 0 0 0 0 0 1 0 0 1 2 1 1 0 0 0 2 1 1 0 2 1 1 1 2 0 2 2 2 2 1 0 0 0 0 0 1 0 0 1 2 1 1 0 0 0 2 1 1 0 2 2 1 1 2 0 2 2 2 2 1 0 0 0 0 0 1 0 0 1]</text:p>
      <text:p text:style-name="P30"/>
      <text:p text:style-name="P30"/>
      <text:p text:style-name="P30"><text:soft-page-break/>[k = 3</text:p>
      <text:p text:style-name="P30">2 2 1 0 0 0 2 1 1 0 2 2 1 1 2 0 2 2 2 2 2 0 0 0 0 0 2 0 0 1 2 1 1 0 0 0 2 1 1 0 1 1 1 1 2 0 2 2 2 2 1 0 0 0 0 0 1 0 0 1 2 1 1 0 0 0 2 1 1 0 2 1 1 1 2 0 2 2 2 2 1 0 0 0 0 0 1 0 0 1 2 2 1 0 0 0 2 1 1 0 2 2 1 1 2 0 2 2 2 2 2 0 0 0 0 0 2 0 0 1 2 1 1 0 0 0 2 1 1 0 1 2 1 1 2 0 2 2 2 2 1 0 0 0 0 0 1 0 0 1 2 1 1 0 0 0 2 1 1 0 2 1 1 1 2 0 2 2 2 2 1 0 0 0 0 0 1 0 0 1 2 1 1 0 0 0 2 1 1 0 1 1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30">[k = 4</text:p>
      <text:p text:style-name="P30">1 2 1 0 0 0 2 1 1 0 1 2 1 1 1 0 1 2 1 1 1 0 0 0 0 0 2 0 0 1 2 1 1 0 0 0 2 1 1 0 1 1 1 1 2 0 2 2 2 2 1 0 0 0 0 0 1 0 0 1 2 1 1 0 0 0 2 1 1 0 2 1 1 1 2 0 2 2 2 2 1 0 0 0 0 0 1 0 0 1 1 2 1 0 0 0 2 1 1 0 1 2 1 1 1 0 1 2 1 1 1 0 0 0 0 0 2 0 0 1 2 1 1 0 0 0 2 1 1 0 1 2 1 1 2 0 2 2 2 2 1 0 0 0 0 0 1 0 0 1 2 1 1 0 0 0 2 1 1 0 2 1 1 1 2 0 2 2 2 2 1 0 0 0 0 0 1 0 0 1 2 1 1 0 0 0 2 1 1 0 1 1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30">[k = 5</text:p>
      <text:p text:style-name="P30">2 2 1 0 0 0 2 1 1 0 1 2 1 1 2 0 2 2 1 2 1 0 0 0 0 0 2 0 0 1 2 1 1 0 0 0 2 1 1 0 2 1 1 1 2 0 2 2 2 2 1 0 0 0 0 0 1 0 0 1 2 1 1 0 0 0 2 1 1 0 2 1 1 1 2 0 2 2 2 2 1 0 0 0 0 0 1 0 0 1 2 2 1 0 0 0 2 1 1 0 1 2 1 1 2 0 2 2 1 2 1 0 0 0 0 0 2 0 0 1 2 1 1 0 0 0 2 1 1 0 1 2 1 1 2 0 2 2 2 2 1 0 0 0 0 0 1 0 0 1 2 1 1 0 0 0 2 1 1 0 2 1 1 1 2 0 2 2 2 2 1 0 0 0 0 0 1 0 0 1 2 1 1 0 0 0 2 1 1 0 2 1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30">[k = 6</text:p>
      <text:p text:style-name="P30">2 1 1 0 0 0 2 1 1 0 1 2 1 1 2 0 2 2 1 2 1 0 0 0 0 0 1 0 0 1 2 1 1 0 0 0 2 1 1 0 1 1 1 1 2 0 2 2 2 2 1 0 0 0 0 0 1 0 0 1 2 1 1 0 0 0 2 1 1 0 2 1 1 1 2 0 2 2 2 2 1 0 0 0 0 0 1 0 0 1 2 1 1 0 0 0 2 1 1 0 1 2 1 1 2 0 2 2 1 2 1 0 0 0 0 0 1 0 0 1 2 1 1 0 0 0 2 1 1 0 1 2 1 1 2 0 2 2 2 2 1 0 0 0 0 0 1 0 0 1 2 1 1 0 0 0 2 1 1 0 2 1 1 1 2 0 2 2 2 2 1 0 0 0 0 0 1 0 0 1 2 1 1 0 0 0 2 1 1 0 1 1 1 1 2 0 2 2 2 2 1 0 0 0 0 0 1 0 0 1 2 1 1 0 0 0 2 1 1 0 1 2 1 1 2 0 2 2 2 2 1 0 0 0 0 0 1 0 0 1 2 1 1 0 0 0 2 1 1 0 2 1 1 1 2 0 2 2 2</text:p>
      <text:p text:style-name="P30"><text:s/>2 1 0 0 0 0 0 1 0 0 1 2 1 1 0 0 0 2 1 1 0 2 1 1 1 2 0 2 2 2 2 1 0 0 0 0 0 1 0 0 1 2 1 1 0 0 0 2 1 1 0 2 1 1 1 2 0 2 2 2 2 1 0 0 0 0 0 1 0 0 1 2 1 1 0 0 0 2 1 1 0 2 1 1 1 2 0 2 2 2 2 1 0 0 0 0 0 1 0 0 1]</text:p>
      <text:p text:style-name="P30">[k = 7</text:p>
      <text:p text:style-name="P30">2 1 1 0 0 0 2 1 1 0 1 2 1 1 2 0 2 2 1 2 1 0 0 0 0 0 2 0 0 1 2 1 1 0 0 0 2 1 1 0 2 1 1 1 2 0 2 2 2 2 1 0 0 0 0 0 1 0 0 1 2 1 1 0 0 0 2 1 1 0 2 1 1 1 2 0 2 2 2 2 1 0 0 0 0 0 1 0 0 1 2 1 1 0 0 0 2 1 1 0 1 2 1 1 2 0 2 2 1 2 1 0 0 0 0 0 2 0 0 1 2 1 1 0 0 0 2 1 1 0 1 2 1 1 2 0 2 2 2 2 1 0 0 0 0 0 1 0 0 1 2 1 1 0 0 0 2 1 1 0 2 1 1 1 2 0 2 2 2 2 1 0 0 0 0 0 1 0 0 1 2 1 1 0 0 0 2 1 1 0 2 1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30">[k = 8</text:p>
      <text:p text:style-name="P30">2 1 1 0 0 0 2 1 1 0 1 2 1 1 2 0 2 2 1 2 1 0 0 0 0 0 1 0 0 1 2 1 1 0 0 0 2 1 1 0 1 1 1 1 2 0 2 2 2 2 1 0 0 0 0 0 1 0 0 1 2 1 1 0 0 0 2 1 1 0 2 1 1 1 2 0 2 2 2 2 1 0 0 0 0 0 1 0 0 1 2 1 1 0 0 0 2 1 1 0 1 2 1 1 2 0 2 2 1 2 1 0 0 0 0 0 1 0 0 1 2 1 1 0 0 0 2 1 1 0 1 1 1 1 2 0 2 2 2 2 1 0 0 0 0 0 1 0 0 1 2 1 1 0 0 0 2 1 1 0 2 1 1 1 2 0 2 2 2 2 1 0 0 0 0 0 1 0 0 1 2 1 1 0 0 0 2 1 1 0 1 1 1 1 2 0 2 2 2 2 1 0 0 0 0 0 1 0 0 1 2 1 1 0 0 0 2 1 1 0 1 1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30">[k = 9</text:p>
      <text:p text:style-name="P30">2 2 1 0 0 0 2 1 1 0 1 2 1 1 2 0 2 2 1 2 1 0 0 0 0 0 1 0 0 1 2 1 1 0 0 0 2 1 1 0 1 2 1 1 2 0 2 2 2 2 1 0 0 0 0 0 1 0 0 1 2 1 1 0 0 0 2 1 1 0 2 1 1 1 2 0 2 2 2 2 1 0 0 0 0 0 1 0 0 1 2 2 1 0 0 0 2 1 1 0 1 2 1 1 2 0 2 2 1 2 1 0 0 0 0 0 1 0 0 1 2 1 1 0 0 0 2 1 1 0 1 2 1 1 2 0 2 2 2 2 1 0 0 0 0 0 1 0 0 1 2 1 1 0 0 0 2 1 1 0 2 1 1 1 2 0 2 2 2 2 1 0 0 0 0 0 1 0 0 1 2 1 1 0 0 0 2 1 1 0 1 2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30">[k = 10</text:p>
      <text:p text:style-name="P30">2 1 1 0 0 0 2 1 1 0 1 2 1 1 2 0 2 2 1 2 1 0 0 0 0 0 1 0 0 1 2 1 1 0 0 0 2 1 1 0 1 1 1 1 2 0 2 2 2 2 1 0 0 0 0 0 1 0 0 1 2 1 1 0 0 0 2 1 1 0 2 1 1 1 2 0 2 2 2 2 1 0 0 0 0 0 1 0 0 1 2 1 1 0 0 0 2 1 1 0 1 2 1 1 2 0 2 2 1 2 1 0 0 0 0 0 1 0 0 1 2 1 1 0 0 0 2 1 1 0 1 2 1 1 2 0 2 2 2 2 1 0 0 0 0 0 1 0 0 1 2 1 1 0 0 0 2 1 1 0 2 1 1 1 2 0 2 2 2 2 1 0 0 0 0 0 1 0 0 1 2 1 1 0 0 0 2 1 1 0 1 1 1 1 2 0 2 2 2 2 1 0 0 0 0 0 1 0 0 1 2 1 1 0 0 0 2 1 1 0 1 2 1 1 2 0 2 2 2 2 1 0 0 0 0 0 1 0 0 1 2 1 1 0 0 0 2 1 1 0 2 1 1 1 2 0 2 2 2 2 1 0 0 0 0 0 1 0 0 1 2 1 1 0 0 0 2 1 1 0 2 1 1 1 2 0 2 2 2 2 1 0 0 0 0 0 1 0 0 1 2 1 1 0 0 0 2 1 1 0 2 1 1 1 2 0 2 2 2 2 1 0 0 0 0 0 1 0 0 1 2 1 1 0 0 0 2 1 1 0 2 1 1 1 2 0 2 2 2 2 1 0 0 0 0 0 1 0 0 1]</text:p>
      <text:p text:style-name="P34"/>
      <text:p text:style-name="P36">Matrice du taux d’erreurs de chaque modèle en fonction de k voisins</text:p>
      <text:p text:style-name="P30">[[6 2 2 6 2 2 2 2 1 2]</text:p>
      <text:p text:style-name="P30"><text:s/>[2 1 7 1 1 7 1 1 1 1]</text:p>
      <text:p text:style-name="P30"><text:s/>[2 1 1 2 5 0 1 5 1 1]</text:p>
      <text:p text:style-name="P30"><text:s/>[0 1 1 1 1 1 8 0 1 8]</text:p>
      <text:p text:style-name="P30"><text:s/>[1 1 0 1 1 1 1 1 4 1]</text:p>
      <text:p text:style-name="P30"><text:s/>[1 4 1 1 1 1 1 1 1 1]</text:p>
      <text:p text:style-name="P30"><text:s/>[2 0 1 2 1 1 0 1 1 1]</text:p>
      <text:p text:style-name="P30"><text:s/>[1 1 3 1 1 3 1 1 1 1]</text:p>
      <text:p text:style-name="P30"><text:s/>[1 1 1 1 2 0 1 2 0 1]</text:p>
      <text:p text:style-name="P30"><text:s/>[0 0 1 1 1 1 3 1 1 3]</text:p>
      <text:p text:style-name="P30"><text:s/>[1 1 1 1 1 1 1 1 2 0]</text:p>
      <text:p text:style-name="P30"><text:s/>[1 2 1 1 0 1 1 1 1 1]]</text:p>
      <text:p text:style-name="P18">Résultats bayesien de dev et du taux d’erreur en fonction du modèle choisi</text:p>
      <text:p text:style-name="P31"/>
      <text:p text:style-name="P31">[[0 2 4]</text:p>
      <text:p text:style-name="P31"><text:s/>[0 3 2]</text:p>
      <text:p text:style-name="P31"><text:s/>[1 0 3]</text:p>
      <text:p text:style-name="P31"><text:s/>[1 2 3]</text:p>
      <text:p text:style-name="P31"><text:s/>[1 3 4]</text:p>
      <text:p text:style-name="P31"><text:s/>[2 0 4]</text:p>
      <text:p text:style-name="P31"><text:s/>[2 1 1]</text:p>
      <text:p text:style-name="P31"><text:s/>[2 3 5]</text:p>
      <text:p text:style-name="P31"><text:s/>[3 0 4]</text:p>
      <text:p text:style-name="P31"><text:s/>[3 1 2]</text:p>
      <text:p text:style-name="P31"><text:s/>[3 2 5]]</text:p>
      <text:p text:style-name="P31"/>
      <text:p text:style-name="P14">Après analyse des résultats de dev et de test(page1) le classifieur Knn offre de meilleurs résultats si on choisi la classe en fonction de la distance si il y a une égalit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feea" officeooo:paragraph-rsid="0016fe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ierre Kunkel<text:tab/>TP AAN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3:42:25.289836519</meta:creation-date>
    <dc:date>2016-11-21T15:27:35.769831159</dc:date>
    <meta:editing-duration>PT53M9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7" meta:paragraph-count="161" meta:word-count="11795" meta:character-count="25479" meta:non-whitespace-character-count="13767"/>
  </office:meta>
</office:document-meta>
</file>